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5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5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29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3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9pt" style:font-size-asian="9pt" style:font-size-complex="9pt"/>
    </style:style>
    <style:style style:name="T3" style:family="text">
      <style:text-properties fo:color="#111111" loext:opacity="100%" style:font-name="Hack Nerd Font Mono" fo:font-size="14pt" style:font-size-asian="9pt" style:font-size-complex="9pt"/>
    </style:style>
    <style:style style:name="T4" style:family="text">
      <style:text-properties fo:color="#111111" loext:opacity="100%" style:font-name="Hack Nerd Font Mono" fo:font-size="7pt" style:font-size-asian="14pt" style:font-size-complex="14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10pt" style:font-size-asian="14pt" style:font-size-complex="14pt"/>
    </style:style>
    <style:style style:name="T8" style:family="text">
      <style:text-properties fo:color="#111111" loext:opacity="100%" style:font-name="Hack Nerd Font Mono" fo:font-size="8pt" style:font-size-asian="8pt" style:font-size-complex="8pt"/>
    </style:style>
    <style:style style:name="T9" style:family="text">
      <style:text-properties fo:color="#111111" loext:opacity="100%" style:font-name="Hack Nerd Font Mono" fo:font-size="8pt" style:font-size-asian="14pt" style:font-size-complex="14pt"/>
    </style:style>
    <style:style style:name="T10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5.525cm" svg:y="3.975cm">
          <text:p text:style-name="P3"><text:span text:style-name="T2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7cm" svg:y="3.225cm">
          <text:p text:style-name="P5"><text:span text:style-name="T3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5.325cm" svg:y="5.625cm">
          <text:p text:style-name="P7"><text:span text:style-name="T4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6.6cm" svg:y="5.55cm">
          <text:p text:style-name="P7"><text:span text:style-name="T4">Space</text:span></text:p>
          <text:p text:style-name="P7"><text:span text:style-name="T4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875cm" svg:y="5.475cm">
          <text:p text:style-name="P9"><text:span text:style-name="T5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0.125cm" svg:y="5.475cm">
          <text:p text:style-name="P7"><text:span text:style-name="T4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4cm" svg:y="5.55cm">
          <text:p text:style-name="P7"><text:span text:style-name="T4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2.675cm" svg:y="5.625cm">
          <text:p text:style-name="P7"><text:span text:style-name="T4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.6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&gt;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+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&lt;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-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%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=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\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*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5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22.5cm">
          <text:p text:style-name="P16"><text:span text:style-name="T7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 text:style-name="P13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13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 text:style-name="P13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 text:style-name="P13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31.425cm">
          <text:p text:style-name="P13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 text:style-name="P13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32.25cm">
          <text:p text:style-name="P19"><text:span text:style-name="T8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8" draw:layer="layout" svg:width="1.2cm" svg:height="1.2cm" svg:x="16.8cm" svg:y="33.525cm">
          <text:p text:style-name="P21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1.2cm" svg:height="1.2cm" svg:x="15.525cm" svg:y="31.425cm">
          <text:p text:style-name="P21"><text:span text:style-name="T9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8" draw:layer="layout" svg:width="1.2cm" svg:height="1.2cm" svg:x="15.525cm" svg:y="32.7cm">
          <text:p text:style-name="P21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5.525cm" svg:y="33.975cm">
          <text:p text:style-name="P22"><text:span text:style-name="T8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cm" svg:height="1.2cm" svg:x="14.25cm" svg:y="31.125cm">
          <text:p text:style-name="P21"><text:span text:style-name="T9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8" draw:layer="layout" svg:width="1.2cm" svg:height="1.2cm" svg:x="14.25cm" svg:y="32.4cm">
          <text:p text:style-name="P21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2cm" svg:height="1.2cm" svg:x="14.25cm" svg:y="33.675cm">
          <text:p text:style-name="P21"><text:span text:style-name="T9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975cm" svg:y="31.5cm">
          <text:p text:style-name="P19"><text:span text:style-name="T8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8" draw:layer="layout" svg:width="1.2cm" svg:height="1.2cm" svg:x="12.975cm" svg:y="32.775cm">
          <text:p text:style-name="P21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975cm" svg:y="34.05cm">
          <text:p text:style-name="P24"><text:span text:style-name="T9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34.8cm">
          <text:p text:style-name="P24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5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30cm">
          <text:p text:style-name="P16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5.025cm" svg:y="9cm">
          <text:p text:style-name="P26"><text:span text:style-name="T7">Wh</text:span></text:p>
          <text:p text:style-name="P26"><text:span text:style-name="T7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8" draw:layer="layout" svg:width="1.2cm" svg:height="1.2cm" svg:x="5.025cm" svg:y="10.275cm">
          <text:p text:style-name="P21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5.025cm" svg:y="11.55cm">
          <text:p text:style-name="P24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75cm" svg:y="8.625cm">
          <text:p text:style-name="P26"><text:span text:style-name="T7">Wh</text:span></text:p>
          <text:p text:style-name="P26"><text:span text:style-name="T7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8" draw:layer="layout" svg:width="1.2cm" svg:height="1.2cm" svg:x="3.75cm" svg:y="9.9cm">
          <text:p text:style-name="P21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75cm" svg:y="11.175cm">
          <text:p text:style-name="P24"><text:span text:style-name="T9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8" draw:layer="layout" svg:width="1.2cm" svg:height="1.2cm" svg:x="2.475cm" svg:y="8.925cm">
          <text:p text:style-name="P21"><text:span text:style-name="T11">Wh</text:span></text:p>
          <text:p text:style-name="P21"><text:span text:style-name="T7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8" draw:layer="layout" svg:width="1.2cm" svg:height="1.2cm" svg:x="2.475cm" svg:y="10.2cm">
          <text:p text:style-name="P21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2.475cm" svg:y="11.475cm">
          <text:p text:style-name="P24"><text:span text:style-name="T9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8" draw:layer="layout" svg:width="1.2cm" svg:height="1.2cm" svg:x="1.2cm" svg:y="9.75cm">
          <text:p text:style-name="P21"><text:span text:style-name="T12">Wh</text:span></text:p>
          <text:p text:style-name="P21"><text:span text:style-name="T1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8" draw:layer="layout" svg:width="1.2cm" svg:height="1.2cm" svg:x="1.2cm" svg:y="11.025cm">
          <text:p text:style-name="P21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2cm" svg:y="12.3cm">
          <text:p text:style-name="P24"><text:span text:style-name="T9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5.525cm" svg:y="10.2cm">
          <text:p text:style-name="P24"><text:span text:style-name="T9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25cm" svg:y="9.9cm">
          <text:p text:style-name="P24"><text:span text:style-name="T9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975cm" svg:y="10.275cm">
          <text:p text:style-name="P24"><text:span text:style-name="T9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5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0.125cm" svg:y="12.975cm">
          <text:p text:style-name="P19"><text:span text:style-name="T8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1.4cm" svg:y="13.05cm">
          <text:p text:style-name="P19"><text:span text:style-name="T8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675cm" svg:y="13.125cm">
          <text:p text:style-name="P19"><text:span text:style-name="T8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7.5cm">
          <text:p text:style-name="P16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39.75cm">
          <text:p text:style-name="P24"><text:span text:style-name="T9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41.025cm">
          <text:p text:style-name="P24"><text:span text:style-name="T9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5.525cm" svg:y="38.925cm">
          <text:p text:style-name="P16"><text:span text:style-name="T7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5.525cm" svg:y="40.2cm">
          <text:p text:style-name="P16"><text:span text:style-name="T7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5.525cm" svg:y="41.475cm">
          <text:p text:style-name="P16"><text:span text:style-name="T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4.25cm" svg:y="38.625cm">
          <text:p text:style-name="P16"><text:span text:style-name="T7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4.25cm" svg:y="39.9cm">
          <text:p text:style-name="P16"><text:span text:style-name="T7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4.25cm" svg:y="41.175cm">
          <text:p text:style-name="P16"><text:span text:style-name="T7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2.975cm" svg:y="39cm">
          <text:p text:style-name="P16"><text:span text:style-name="T7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2.975cm" svg:y="40.275cm">
          <text:p text:style-name="P16"><text:span text:style-name="T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2.975cm" svg:y="41.55cm">
          <text:p text:style-name="P16"><text:span text:style-name="T7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42.3cm">
          <text:p text:style-name="P24"><text:span text:style-name="T9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5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5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37.5cm">
          <text:p text:style-name="P16"><text:span text:style-name="T7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8" draw:layer="layout" svg:width="1.2cm" svg:height="1.2cm" svg:x="5.025cm" svg:y="47.775cm">
          <text:p text:style-name="P1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8" draw:layer="layout" svg:width="1.2cm" svg:height="1.2cm" svg:x="5.025cm" svg:y="49.05cm">
          <text:p text:style-name="P1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8" draw:layer="layout" svg:width="1.2cm" svg:height="1.2cm" svg:x="3.75cm" svg:y="47.4cm">
          <text:p text:style-name="P1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8" draw:layer="layout" svg:width="1.2cm" svg:height="1.2cm" svg:x="2.475cm" svg:y="47.7cm">
          <text:p text:style-name="P1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45cm">
          <text:p text:style-name="P16"><text:span text:style-name="T7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6.3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8" draw:layer="layout" svg:width="1.2cm" svg:height="1.2cm" svg:x="5.02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1.2cm" svg:height="1.2cm" svg:x="5.02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8" draw:layer="layout" svg:width="1.2cm" svg:height="1.2cm" svg:x="3.7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18" draw:layer="layout" svg:width="1.2cm" svg:height="1.2cm" svg:x="2.47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52.5cm">
          <text:p text:style-name="P16"><text:span text:style-name="T7">Adju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6.3cm" svg:y="16.951cm">
          <text:p text:style-name="P1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6.3cm" svg:y="18.226cm">
          <text:p text:style-name="P28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6.501cm">
          <text:p text:style-name="P13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7.776cm">
          <text:p text:style-name="P13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9.051cm">
          <text:p text:style-name="P13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6.126cm">
          <text:p text:style-name="P13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7.401cm">
          <text:p text:style-name="P13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8.676cm">
          <text:p text:style-name="P13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2.475cm" svg:y="16.426cm">
          <text:p text:style-name="P28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17.701cm">
          <text:p text:style-name="P13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18.976cm">
          <text:p text:style-name="P13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17.251cm">
          <text:p text:style-name="P13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18.526cm">
          <text:p text:style-name="P13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.2cm" svg:y="19.801cm">
          <text:p text:style-name="P28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17.251cm">
          <text:p text:style-name="P13">$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 text:style-name="P1">@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?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1">`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1">;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^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: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0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3.3cm" svg:height="0.6cm" svg:x="0.6cm" svg:y="15.001cm">
          <text:p text:style-name="P16"><text:span text:style-name="T7">Sym1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60.4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3T15:46:54.434123919</dc:date>
    <meta:editing-duration>P2DT22H58M2S</meta:editing-duration>
    <meta:editing-cycles>213</meta:editing-cycles>
    <meta:generator>LibreOffice/24.2.6.2$Linux_X86_64 LibreOffice_project/420$Build-2</meta:generator>
    <meta:print-date>2024-10-22T17:03:13.015328525</meta:print-date>
    <meta:document-statistic meta:object-count="280"/>
  </office:meta>
</office:document-meta>
</file>